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size="15pt" fo:font-weight="bold" style:font-size-asian="15pt" style:font-weight-asian="bold" style:font-size-complex="15pt" style:font-weight-complex="bold"/>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Standard">
      <style:text-properties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text-properties fo:font-size="16pt" fo:font-weight="bold" style:font-size-asian="16pt" style:font-weight-asian="bold" style:font-size-complex="16pt"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pology Checker Developer Info</text:p>
      <text:p text:style-name="P2"/>
      <text:p text:style-name="P4">Topology Error Representation</text:p>
      <text:p text:style-name="P2">Errors are represented by classes derived from the TopolError class.</text:p>
      <text:p text:style-name="P2">The TopolError class contains several virtual functions which can be rewritten and protected variables that can be set to get error's desired behaviour. </text:p>
      <text:p text:style-name="P2"><text:span text:style-name="T1">mName</text:span> private variable holds the error's name and is accesible by the <text:span text:style-name="T1">name</text:span> method.</text:p>
      <text:p text:style-name="P2"><text:span text:style-name="T1">mFixMap</text:span> is a QMap containing available automatic fixes for this particular topology error.</text:p>
      <text:p text:style-name="P6">MboundingBox <text:span text:style-name="T2">is the bounding box around conflicting features.</text:span></text:p>
      <text:p text:style-name="P2"><text:span text:style-name="T1">MConflict</text:span> represents the topology conflict's geometry.</text:p>
      <text:p text:style-name="P2"><text:span text:style-name="T1">MFeaturePairs</text:span> are the colliding features for this error.</text:p>
      <text:p text:style-name="P2"/>
      <text:p text:style-name="P7">Classes used in the Topology Checker</text:p>
      <text:p text:style-name="P2"><text:span text:style-name="T1">dockModel</text:span> is the model that provides data to the mErrorTableView. It accesses data from overloaded TopolError classes gathered by tests in <text:span text:style-name="T1">mErrorList.</text:span></text:p>
      <text:p text:style-name="P6">checkDock</text:p>
      <text:p text:style-name="P6">rulesDialog <text:span text:style-name="T2">is the configuraation dialog</text:span></text:p>
      <text:p text:style-name="P6">topolError </text:p>
      <text:p text:style-name="P6">topolTest</text:p>
      <text:p text:style-name="P2"/>
      <text:p text:style-name="P4">Creating new tests</text:p>
      <text:p text:style-name="P2">Creating a new test involves following three tasks:</text:p>
      <text:p text:style-name="P2"/>
      <text:p text:style-name="P2"><text:tab/>Creating a new error class</text:p>
      <text:p text:style-name="P2"><text:tab/>Writing the test routine</text:p>
      <text:p text:style-name="P2"><text:tab/>Registering the test routine</text:p>
      <text:p text:style-name="P2"/>
      <text:p text:style-name="P3">Create a new error class</text:p>
      <text:p text:style-name="P2">Derive the new error class from the generic TopolError class. Set the error's name.</text:p>
      <text:p text:style-name="P2">Register possible automatic fixes.</text:p>
      <text:p text:style-name="P2"/>
      <text:p text:style-name="P3">Write the test routine</text:p>
      <text:p text:style-name="P2">Write the code of the test routine, that actually finds the errors in the layer. All test routines are supposed to return ErrorList type and take three parameters (double, QgsVectorLayer, QgsVectorLayer).</text:p>
      <text:p text:style-name="P2"/>
      <text:p text:style-name="P3">Register the test routine</text:p>
      <text:p text:style-name="P2">Insert the test to the test map and configure it. The configuration consists of setting the test function, and specifying whether the test uses two layers and some kind of tolerance.<text:line-break/>Insert the test function to the <text:span text:style-name="T1">mTestMa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17T16:32:07</meta:creation-date>
    <dc:date>2009-07-18T17:20:15</dc:date>
    <meta:editing-duration>PT06H28M34S</meta:editing-duration>
    <meta:editing-cycles>60</meta:editing-cycles>
    <meta:generator>OpenOffice.org/3.1$Linux OpenOffice.org_project/310m11$Build-9399</meta:generator>
    <meta:document-statistic meta:table-count="0" meta:image-count="0" meta:object-count="0" meta:page-count="1" meta:paragraph-count="27" meta:word-count="249" meta:character-count="1645"/>
  </office:meta>
</office:document-meta>
</file>